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ax Cohen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ne 30, 1897</text:p>
      <text:p text:style-name="P2">Month<text:tab/><text:tab/><text:tab/><text:tab/><text:tab/><text:tab/>June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6">Telephone 3206 Cortlandt./</text:p>
      <text:p text:style-name="P5">MAX COHEN,/</text:p>
      <text:p text:style-name="P5">Counselor at Law,/</text:p>
      <text:p text:style-name="P5">66 Liberty St./</text:p>
      <text:p text:style-name="P6">New York, June 30th, 1897./</text:p>
      <text:p text:style-name="P5">Rev. Dr. S. Morais/</text:p>
      <text:p text:style-name="P5"><text:tab/>546 North Fifth Street,/</text:p>
      <text:p text:style-name="P5"><text:tab/><text:tab/>Philadelphia, Pa./</text:p>
      <text:p text:style-name="P5">Dear Doctor:-/</text:p>
      <text:p text:style-name="P5"><text:tab/>I have consulted with my colleagues on the Board/ and with <text:s/>some o f[sic!] the students with reference to the matters referr/ed to in your letter of the 21st inst. .[sic!] <text:s/>It seems to be the general/ impression that the work imposed and the hours fixed by the Sup-/plementary schedule are not burdensome in view of the exemption/ from secular studies. <text:s/>As for the monitory system, it was simply/ adopted temporarily as a possible means of escape from the extreme-/ly unpleasant results so far as <text:soft-page-break/>concerns the relations of teachers/ and pupils that hav e[sic!] grown out of the former method of reporting/ for lateness and absence by the teachers. <text:s/>In accordance with your/ wishes the examination of the classes in Dr. Drachman's subjects/ will be held on July 6th. <text:s/>It has been urged that when you are here/ on that day you shall decide whether the examinations in Prof. Joff's/ and Mr. Speaker's subjects shall be held either in a few days after/ or in the fall at the end of the SSupplementary[sic!] Term./</text:p>
      <text:p text:style-name="P5"><text:tab/>Yoursvery[sic!] truly/ Max 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1:09:22.92</meta:creation-date>
    <dc:date>2012-01-11T11:29:07.17</dc:date>
    <dc:creator>Penn Libraries</dc:creator>
    <meta:editing-duration>PT00H04M3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373" meta:character-count="2478"/>
  </office:meta>
</office:document-meta>
</file>